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3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ucien Mos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8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1631 Chestnut St./</text:p>
      <text:p text:style-name="P3">March 18th 1891/</text:p>
      <text:p text:style-name="P2">Dear Mr Morais./</text:p>
      <text:p text:style-name="P2"><text:tab/>I would like to/ ascertain the truth in a state-/ment made. <text:s/>That the <text:span text:style-name="T2">schohet</text:span><text:span text:style-name="T3">/ at the Abbatoir is cruel in kil-/ling the animals. <text:s/>M</text:span><text:span text:style-name="T4">rs</text:span><text:span text:style-name="T5"> White/ President of the Womens branch/ of The Society for the Prevention/ of Cruelty to Animals stated/ that he hoists the animal up/ by </text:span><text:span text:style-name="T6">one</text:span><text:span text:style-name="T5"> leg leaving it dangling/ in this position, until he shar-/pens his knife. <text:s/>I told her our/ method was much more humane/ than the Christian process of/ knocking them in the head, which/ she admitted, but lays stress,/</text:span></text:p>
      <text:p text:style-name="P2"><text:span text:style-name="T5"/></text:p>
      <text:p text:style-name="P2"><text:span text:style-name="T5">[Page 2]</text:span></text:p>
      <text:p text:style-name="P2"><text:span text:style-name="T5">on the above as inconsistent/ with Jewish doctrines. <text:s/>Your/ prompt reply will much oblige/ Truly./ Lucien Mos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2:13:47.98</meta:creation-date>
    <dc:date>2011-11-23T12:17:35.72</dc:date>
    <dc:creator>Penn Libraries</dc:creator>
    <meta:editing-duration>PT00H03M4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80" meta:character-count="1931"/>
  </office:meta>
</office:document-meta>
</file>